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, Courier"/>
    <style:font-face style:name="Courier New" svg:font-family="'Courier New', Courier, monospace"/>
    <style:font-face style:name="Lohit Devanagari1" svg:font-family="'Lohit Devanagari'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New" fo:font-size="15pt" officeooo:rsid="000a5784" officeooo:paragraph-rsid="000a5784" style:font-size-asian="15pt" style:font-size-complex="15pt"/>
    </style:style>
    <style:style style:name="P2" style:family="paragraph" style:parent-style-name="Standard">
      <style:text-properties fo:color="#000000" style:font-name="Courier New" fo:font-size="15pt" officeooo:rsid="000a5784" officeooo:paragraph-rsid="000fcf77" style:font-size-asian="15pt" style:font-size-complex="15pt"/>
    </style:style>
    <style:style style:name="P3" style:family="paragraph" style:parent-style-name="Standard">
      <style:text-properties fo:color="#000000" style:font-name="Courier New" fo:font-size="15pt" officeooo:rsid="000a5784" officeooo:paragraph-rsid="0015d6dc" style:font-size-asian="15pt" style:font-size-complex="15pt"/>
    </style:style>
    <style:style style:name="P4" style:family="paragraph" style:parent-style-name="Standard">
      <style:text-properties fo:color="#000000" style:font-name="Courier New" fo:font-size="15pt" officeooo:rsid="000a5784" officeooo:paragraph-rsid="0024438d" style:font-size-asian="15pt" style:font-size-complex="15pt"/>
    </style:style>
    <style:style style:name="P5" style:family="paragraph" style:parent-style-name="Standard">
      <style:text-properties fo:color="#000000" style:font-name="Courier New" fo:font-size="15pt" style:text-underline-style="solid" style:text-underline-width="auto" style:text-underline-color="font-color" officeooo:rsid="000a5784" officeooo:paragraph-rsid="000a5784" style:font-size-asian="15pt" style:font-size-complex="15pt"/>
    </style:style>
    <style:style style:name="P6" style:family="paragraph" style:parent-style-name="Standard">
      <style:text-properties fo:color="#000000" style:font-name="Courier New" fo:font-size="13pt" officeooo:rsid="000a5784" officeooo:paragraph-rsid="000a5784" style:font-size-asian="13pt" style:font-size-complex="13pt"/>
    </style:style>
    <style:style style:name="P7" style:family="paragraph" style:parent-style-name="Standard">
      <style:text-properties fo:color="#000000" style:font-name="Courier New" fo:font-size="14pt" officeooo:rsid="000a5784" officeooo:paragraph-rsid="000a5784" style:font-size-asian="14pt" style:font-size-complex="14pt"/>
    </style:style>
    <style:style style:name="P8" style:family="paragraph" style:parent-style-name="Standard">
      <style:text-properties fo:color="#000000" style:font-name="Courier New" fo:font-size="14pt" officeooo:rsid="000a5784" officeooo:paragraph-rsid="00163806" style:font-size-asian="14pt" style:font-size-complex="14pt"/>
    </style:style>
    <style:style style:name="P9" style:family="paragraph" style:parent-style-name="Standard">
      <style:text-properties officeooo:paragraph-rsid="000a5784"/>
    </style:style>
    <style:style style:name="P10" style:family="paragraph" style:parent-style-name="Standard">
      <style:text-properties fo:color="#888888" style:font-name="Courier New" fo:font-size="15pt" officeooo:rsid="000a5784" officeooo:paragraph-rsid="000fcf77" style:font-size-asian="15pt" style:font-size-complex="15pt"/>
    </style:style>
    <style:style style:name="P11" style:family="paragraph" style:parent-style-name="Standard">
      <style:text-properties fo:color="#888888" style:font-name="Courier New" fo:font-size="15pt" officeooo:rsid="000a5784" officeooo:paragraph-rsid="0020c704" style:font-size-asian="15pt" style:font-size-complex="15pt"/>
    </style:style>
    <style:style style:name="P12" style:family="paragraph" style:parent-style-name="Standard">
      <style:text-properties officeooo:paragraph-rsid="0020c704"/>
    </style:style>
    <style:style style:name="P13" style:family="paragraph" style:parent-style-name="Standard">
      <style:text-properties fo:font-size="16pt" style:font-size-asian="16pt" style:font-size-complex="16pt"/>
    </style:style>
    <style:style style:name="P14" style:family="paragraph" style:parent-style-name="Standard">
      <style:text-properties fo:font-size="16pt" officeooo:paragraph-rsid="000a5784" style:font-size-asian="16pt" style:font-size-complex="16pt"/>
    </style:style>
    <style:style style:name="P15" style:family="paragraph" style:parent-style-name="Standard">
      <style:paragraph-properties fo:margin-top="0cm" fo:margin-bottom="0.499cm" loext:contextual-spacing="false"/>
      <style:text-properties fo:font-size="16pt" style:font-size-asian="16pt" style:font-size-complex="16pt"/>
    </style:style>
    <style:style style:name="P16" style:family="paragraph" style:parent-style-name="Text_20_body">
      <style:text-properties fo:font-size="16pt" officeooo:paragraph-rsid="0024438d" style:font-size-asian="16pt" style:font-size-complex="16pt"/>
    </style:style>
    <style:style style:name="P17" style:family="paragraph" style:parent-style-name="Text_20_body">
      <style:text-properties fo:font-size="18pt" style:text-underline-style="solid" style:text-underline-width="auto" style:text-underline-color="font-color" officeooo:paragraph-rsid="0024438d" style:font-size-asian="18pt" style:font-size-complex="18pt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fo:font-size="13pt" officeooo:paragraph-rsid="000fcf77" style:font-size-asian="13pt" style:font-size-complex="13pt"/>
    </style:style>
    <style:style style:name="P19" style:family="paragraph" style:parent-style-name="Preformatted_20_Text">
      <style:text-properties fo:color="#000000" style:font-name="Courier New" fo:font-size="15pt" officeooo:rsid="000a5784" officeooo:paragraph-rsid="000a5784" style:font-size-asian="15pt" style:font-size-complex="15pt"/>
    </style:style>
    <style:style style:name="P20" style:family="paragraph" style:parent-style-name="Preformatted_20_Text">
      <style:text-properties fo:color="#000000" style:font-name="Courier New" fo:font-size="18pt" officeooo:rsid="000a5784" officeooo:paragraph-rsid="000a5784" style:font-size-asian="18pt" style:font-size-complex="18pt"/>
    </style:style>
    <style:style style:name="P21" style:family="paragraph" style:parent-style-name="Preformatted_20_Text">
      <style:paragraph-properties fo:line-height="125%"/>
      <style:text-properties fo:font-size="15pt" style:font-size-asian="15pt" style:font-size-complex="15pt"/>
    </style:style>
    <style:style style:name="P22" style:family="paragraph" style:parent-style-name="Preformatted_20_Text">
      <style:paragraph-properties fo:line-height="125%"/>
      <style:text-properties fo:font-size="15pt" officeooo:paragraph-rsid="000fcf77" style:font-size-asian="15pt" style:font-size-complex="15pt"/>
    </style:style>
    <style:style style:name="P23" style:family="paragraph" style:parent-style-name="Preformatted_20_Text">
      <style:text-properties fo:font-size="15pt" officeooo:paragraph-rsid="000fcf77" style:font-size-asian="15pt" style:font-size-complex="15pt"/>
    </style:style>
    <style:style style:name="P24" style:family="paragraph" style:parent-style-name="Preformatted_20_Text">
      <style:text-properties officeooo:paragraph-rsid="000a5784"/>
    </style:style>
    <style:style style:name="P25" style:family="paragraph" style:parent-style-name="Preformatted_20_Text">
      <style:paragraph-properties fo:line-height="125%"/>
      <style:text-properties fo:color="#008800" fo:font-size="14pt" fo:font-weight="bold" style:font-size-asian="14pt" style:font-size-complex="14pt"/>
    </style:style>
    <style:style style:name="P26" style:family="paragraph" style:parent-style-name="Preformatted_20_Text">
      <style:paragraph-properties fo:line-height="125%"/>
      <style:text-properties fo:color="#008800" fo:font-size="15pt" fo:font-weight="bold" style:font-size-asian="15pt" style:font-size-complex="15pt"/>
    </style:style>
    <style:style style:name="P27" style:family="paragraph" style:parent-style-name="Preformatted_20_Text">
      <style:paragraph-properties fo:line-height="125%"/>
    </style:style>
    <style:style style:name="P28" style:family="paragraph" style:parent-style-name="Preformatted_20_Text">
      <style:text-properties fo:font-size="14pt" style:font-size-asian="14pt" style:font-size-complex="14pt"/>
    </style:style>
    <style:style style:name="P29" style:family="paragraph" style:parent-style-name="Preformatted_20_Text">
      <style:paragraph-properties fo:line-height="125%"/>
      <style:text-properties fo:font-size="14pt" style:font-size-asian="14pt" style:font-size-complex="14pt"/>
    </style:style>
    <style:style style:name="P30" style:family="paragraph" style:parent-style-name="Preformatted_20_Text">
      <style:paragraph-properties fo:line-height="125%"/>
      <style:text-properties fo:color="#333333" fo:font-size="15pt" style:font-size-asian="15pt" style:font-size-complex="15pt"/>
    </style:style>
    <style:style style:name="P31" style:family="paragraph" style:parent-style-name="Preformatted_20_Text">
      <style:text-properties fo:color="#888888" style:font-name="Courier New" fo:font-size="15pt" officeooo:rsid="000a5784" officeooo:paragraph-rsid="000fcf77" style:font-size-asian="15pt" style:font-size-complex="15pt"/>
    </style:style>
    <style:style style:name="P32" style:family="paragraph" style:parent-style-name="Preformatted_20_Text">
      <style:text-properties fo:color="#888888" style:font-name="Courier New" fo:font-size="15pt" style:text-underline-style="solid" style:text-underline-width="auto" style:text-underline-color="font-color" officeooo:rsid="000a5784" officeooo:paragraph-rsid="000a5784" style:font-size-asian="15pt" style:font-size-complex="15pt"/>
    </style:style>
    <style:style style:name="P33" style:family="paragraph" style:parent-style-name="Preformatted_20_Text">
      <style:paragraph-properties fo:margin-top="0cm" fo:margin-bottom="0.499cm" loext:contextual-spacing="false"/>
    </style:style>
    <style:style style:name="P34" style:family="paragraph" style:parent-style-name="Preformatted_20_Text">
      <style:paragraph-properties fo:margin-top="0cm" fo:margin-bottom="0.499cm" loext:contextual-spacing="false" fo:line-height="125%"/>
      <style:text-properties fo:color="#008800" fo:font-size="14pt" fo:font-weight="bold" style:font-size-asian="14pt" style:font-size-complex="14pt"/>
    </style:style>
    <style:style style:name="P35" style:family="paragraph" style:parent-style-name="Preformatted_20_Text">
      <style:paragraph-properties fo:margin-top="0cm" fo:margin-bottom="0.499cm" loext:contextual-spacing="false"/>
      <style:text-properties fo:font-size="15pt" style:font-size-asian="15pt" style:font-size-complex="15pt"/>
    </style:style>
    <style:style style:name="P36" style:family="paragraph" style:parent-style-name="Preformatted_20_Text">
      <style:paragraph-properties fo:margin-top="0cm" fo:margin-bottom="0.499cm" loext:contextual-spacing="false" fo:line-height="125%"/>
      <style:text-properties fo:font-size="15pt" style:font-size-asian="15pt" style:font-size-complex="15pt"/>
    </style:style>
    <style:style style:name="P37" style:family="paragraph" style:parent-style-name="Preformatted_20_Text">
      <style:paragraph-properties fo:margin-top="0cm" fo:margin-bottom="0.499cm" loext:contextual-spacing="false" fo:line-height="125%"/>
      <style:text-properties fo:font-size="14pt" officeooo:paragraph-rsid="001def69" style:font-size-asian="14pt" style:font-size-complex="14pt"/>
    </style:style>
    <style:style style:name="P38" style:family="paragraph" style:parent-style-name="Preformatted_20_Text">
      <style:paragraph-properties fo:margin-top="0cm" fo:margin-bottom="0.499cm" loext:contextual-spacing="false" fo:line-height="125%"/>
      <style:text-properties fo:font-size="14pt" style:text-underline-style="solid" style:text-underline-width="auto" style:text-underline-color="font-color" officeooo:paragraph-rsid="001def69" style:font-size-asian="14pt" style:font-size-complex="14pt"/>
    </style:style>
    <style:style style:name="P39" style:family="paragraph">
      <style:paragraph-properties fo:margin-top="0cm" fo:margin-bottom="0.499cm"/>
      <style:text-properties style:font-name="F" fo:font-size="16pt" style:font-size-asian="16pt" style:font-size-complex="16pt"/>
    </style:style>
    <style:style style:name="P40" style:family="paragraph">
      <style:text-properties style:font-name="Courier New1" fo:font-size="15pt" style:font-size-asian="15pt" style:font-name-complex="Courier New1" style:font-size-complex="15pt"/>
    </style:style>
    <style:style style:name="P41" style:family="paragraph">
      <style:paragraph-properties fo:line-height="125%"/>
      <style:text-properties style:font-name="F" fo:font-size="13pt" style:font-size-asian="13pt" style:font-size-complex="13pt"/>
    </style:style>
    <style:style style:name="P42" style:family="paragraph">
      <style:paragraph-properties fo:line-height="125%"/>
      <style:text-properties style:font-name="F" fo:font-size="13pt"/>
    </style:style>
    <style:style style:name="P43" style:family="paragraph">
      <style:paragraph-properties fo:line-height="125%"/>
      <style:text-properties fo:color="#008800" style:font-name="F" fo:font-size="13pt" fo:font-weight="bold" style:font-size-asian="13pt" style:font-weight-asian="bold" style:font-size-complex="13pt" style:font-weight-complex="bold"/>
    </style:style>
    <style:style style:name="P44" style:family="paragraph">
      <loext:graphic-properties draw:fill="none" draw:fill-color="#ffffff"/>
      <style:paragraph-properties fo:margin-top="0cm" fo:margin-bottom="0.499cm" fo:text-align="center"/>
      <style:text-properties style:font-name="F" fo:font-size="16pt" style:font-size-asian="16pt" style:font-size-complex="16pt"/>
    </style:style>
    <style:style style:name="P45" style:family="paragraph">
      <style:paragraph-properties fo:text-align="center"/>
    </style:style>
    <style:style style:name="P46" style:family="paragraph">
      <style:text-properties fo:color="#000000" style:font-name="Courier New1" fo:font-size="15pt" style:font-name-complex="Courier New1"/>
    </style:style>
    <style:style style:name="P47" style:family="paragraph">
      <style:paragraph-properties fo:margin-top="0cm" fo:margin-bottom="0.499cm" fo:text-align="justify"/>
      <style:text-properties style:font-name="F" fo:font-size="13pt"/>
    </style:style>
    <style:style style:name="P48" style:family="paragraph">
      <style:paragraph-properties fo:text-align="justify"/>
      <style:text-properties style:font-name="F" fo:font-size="13pt"/>
    </style:style>
    <style:style style:name="P49" style:family="paragraph">
      <loext:graphic-properties draw:fill-color="#ffffff"/>
      <style:paragraph-properties fo:text-align="center"/>
    </style:style>
    <style:style style:name="T1" style:family="text">
      <style:text-properties fo:color="#007020"/>
    </style:style>
    <style:style style:name="T2" style:family="text">
      <style:text-properties fo:color="#007020" officeooo:rsid="000bd5be"/>
    </style:style>
    <style:style style:name="T3" style:family="text">
      <style:text-properties fo:color="#007020" style:text-underline-style="solid" style:text-underline-width="auto" style:text-underline-color="font-color" officeooo:rsid="000bd5be"/>
    </style:style>
    <style:style style:name="T4" style:family="text">
      <style:text-properties fo:background-color="#fff0f0" loext:char-shading-value="0"/>
    </style:style>
    <style:style style:name="T5" style:family="text">
      <style:text-properties fo:color="#008800"/>
    </style:style>
    <style:style style:name="T6" style:family="text">
      <style:text-properties fo:color="#008800" fo:font-weight="bold"/>
    </style:style>
    <style:style style:name="T7" style:family="text">
      <style:text-properties fo:color="#333333"/>
    </style:style>
    <style:style style:name="T8" style:family="text">
      <style:text-properties fo:color="#333333" style:font-name="Courier New" fo:font-size="15pt" officeooo:rsid="000a5784" style:font-size-asian="15pt" style:font-size-complex="15pt"/>
    </style:style>
    <style:style style:name="T9" style:family="text">
      <style:text-properties fo:color="#996633"/>
    </style:style>
    <style:style style:name="T10" style:family="text">
      <style:text-properties fo:color="#996633" style:font-name="Courier New" fo:font-size="15pt" officeooo:rsid="000a5784" style:font-size-asian="15pt" style:font-size-complex="15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3" style:family="text">
      <style:text-properties fo:color="#0000dd" fo:font-weight="bold"/>
    </style:style>
    <style:style style:name="T14" style:family="text">
      <style:text-properties fo:color="#000000" style:font-name="Courier New" fo:font-size="15pt" officeooo:rsid="000a5784" style:font-size-asian="15pt" style:font-size-complex="15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007020" style:font-name="Courier New1" fo:font-size="15pt" style:font-size-asian="15pt" style:font-name-complex="Courier New1" style:font-size-complex="15pt"/>
    </style:style>
    <style:style style:name="T17" style:family="text">
      <style:text-properties fo:color="#000000" style:font-name="Courier New1" fo:font-size="15pt" style:font-size-asian="15pt" style:font-name-complex="Courier New1" style:font-size-complex="15pt"/>
    </style:style>
    <style:style style:name="T18" style:family="text">
      <style:text-properties fo:color="#007020" fo:font-size="13pt" style:font-size-asian="13pt" style:font-size-complex="13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color="#996633" fo:font-size="13pt" style:font-size-asian="13pt" style:font-size-complex="13pt"/>
    </style:style>
    <style:style style:name="T21" style:family="text">
      <style:text-properties fo:color="#333333" fo:font-size="13pt" style:font-size-asian="13pt" style:font-size-complex="13pt"/>
    </style:style>
    <style:style style:name="T22" style:family="text">
      <style:text-properties fo:color="#008800" fo:font-size="13pt" fo:font-weight="bold" style:font-size-asian="13pt" style:font-weight-asian="bold" style:font-size-complex="13pt" style:font-weight-complex="bold"/>
    </style:style>
    <style:style style:name="T23" style:family="text">
      <style:text-properties fo:color="#008800" fo:font-size="13pt" style:font-size-asian="13pt" style:font-size-complex="13pt"/>
    </style:style>
    <style:style style:name="T24" style:family="text">
      <style:text-properties fo:color="#6600ee" fo:font-size="13pt" fo:font-weight="bold" style:font-size-asian="13pt" style:font-weight-asian="bold" style:font-size-complex="13pt" style:font-weight-complex="bold"/>
    </style:style>
    <style:style style:name="T25" style:family="text">
      <style:text-properties fo:color="#000000" style:font-name="Courier New1" fo:font-size="15pt" style:font-name-complex="Courier New1"/>
    </style:style>
    <style:style style:name="T26" style:family="text">
      <style:text-properties fo:font-size="13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fill-color="#ffffff" draw:textarea-horizontal-align="justify" draw:textarea-vertical-align="middle" draw:auto-grow-height="false" fo:min-height="10.425cm" fo:min-width="10.4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10.583cm" fo:min-width="8.9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9.551cm" fo:min-width="10.8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custom-shape text:anchor-type="paragraph" draw:z-index="0" draw:name="Shape1" draw:style-name="gr1" draw:text-style-name="P44" svg:width="10.425cm" svg:height="10.425cm" svg:x="8.527cm" svg:y="-0.228cm"><text:p text:style-name="P39">fact do while loop ++</text:p><text:p text:style-name="P40"><text:span text:style-name="T16">echo</text:span><text:span text:style-name="T17"> "Enter a number"</text:span></text:p><text:p text:style-name="P41"><text:span text:style-name="T18">read </text:span><text:span text:style-name="T19">num</text:span></text:p><text:p text:style-name="P42"/><text:p text:style-name="P41"><text:span text:style-name="T20">fact</text:span><text:span text:style-name="T21">=</text:span><text:span text:style-name="T19">1</text:span></text:p><text:p text:style-name="P42"/><text:p text:style-name="P41"><text:span text:style-name="T22">while</text:span><text:span text:style-name="T19"> </text:span><text:span text:style-name="T21">[</text:span><text:span text:style-name="T19"> </text:span><text:span text:style-name="T20">$num</text:span><text:span text:style-name="T19"> -gt 1 </text:span><text:span text:style-name="T21">]</text:span></text:p><text:p text:style-name="P43">do</text:p><text:p text:style-name="P41"><text:span text:style-name="T23"><text:s text:c="2"/></text:span><text:span text:style-name="T20">fact</text:span><text:span text:style-name="T21">=</text:span><text:span text:style-name="T22">$((</text:span><text:span text:style-name="T19">fact </text:span><text:span text:style-name="T21">*</text:span><text:span text:style-name="T19"> num</text:span><text:span text:style-name="T22">))</text:span><text:span text:style-name="T19"> </text:span></text:p><text:p text:style-name="P41"><text:span text:style-name="T19"><text:s text:c="2"/></text:span><text:span text:style-name="T20">num</text:span><text:span text:style-name="T21">=</text:span><text:span text:style-name="T22">$((</text:span><text:span text:style-name="T19">num </text:span><text:span text:style-name="T21">-</text:span><text:span text:style-name="T19"> </text:span><text:span text:style-name="T24">1</text:span><text:span text:style-name="T22">))</text:span><text:span text:style-name="T19"> <text:s text:c="5"/></text:span></text:p><text:p text:style-name="P43">done</text:p><text:p text:style-name="P43">echo $fact</text:p><draw:enhanced-geometry svg:viewBox="0 0 21600 21600" draw:type="rectangle" draw:enhanced-path="M 0 0 L 21600 0 21600 21600 0 21600 0 0 Z N"/></draw:custom-shape></text:p>
      <text:p text:style-name="P28">FACT USING IF ELSE ++</text:p>
      <text:p text:style-name="P28"/>
      <text:p text:style-name="P28">echo "enter anumber"</text:p>
      <text:p text:style-name="P28">read num</text:p>
      <text:p text:style-name="P28">fact=1</text:p>
      <text:p text:style-name="P28">if [ $num -gt 1 ] ;</text:p>
      <text:p text:style-name="P28">then</text:p>
      <text:p text:style-name="P28">for ((i = $num;i &gt;= 1;i--))</text:p>
      <text:p text:style-name="P28">do</text:p>
      <text:p text:style-name="P28">fact=$(($fact * $i))</text:p>
      <text:p text:style-name="P28">done</text:p>
      <text:p text:style-name="P28">echo $fact</text:p>
      <text:p text:style-name="P28">else </text:p>
      <text:p text:style-name="P28">echo"invalid"</text:p>
      <text:p text:style-name="P28">fi</text:p>
      <text:p text:style-name="P33"><text:s/></text:p>
      <text:p text:style-name="P35"/>
      <text:p text:style-name="P35">fact using forloop ++</text:p>
      <text:p text:style-name="P19"><text:span text:style-name="T1">echo</text:span> <text:span text:style-name="T4">"Enter a number"</text:span></text:p>
      <text:p text:style-name="P21"><text:span text:style-name="T1">read </text:span>num</text:p>
      <text:p text:style-name="P21"><text:span text:style-name="T9">fact</text:span><text:span text:style-name="T7">=</text:span>1</text:p>
      <text:p text:style-name="P21"><text:span text:style-name="T6">for</text:span><text:span text:style-name="T7">((</text:span><text:span text:style-name="T9">i</text:span><text:span text:style-name="T7">=</text:span>2;i&lt;<text:span text:style-name="T7">=</text:span>num;i++<text:span text:style-name="T7">))</text:span></text:p>
      <text:p text:style-name="P30">do</text:p>
      <text:p text:style-name="P21"><text:s text:c="2"/><text:span text:style-name="T9">fact</text:span><text:span text:style-name="T7">=</text:span><text:span text:style-name="T6">$((</text:span>fact <text:span text:style-name="T7">*</text:span> i<text:span text:style-name="T6">))</text:span> <text:s/></text:p>
      <text:p text:style-name="P30">done</text:p>
      <text:p text:style-name="P36"><text:span text:style-name="T1">echo</text:span> <text:span text:style-name="T9">$fact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/>
      <text:p text:style-name="P1"/>
      <text:p text:style-name="P1"><draw:custom-shape text:anchor-type="paragraph" draw:z-index="1" draw:name="Shape2" draw:style-name="gr2" draw:text-style-name="P49" svg:width="9cm" svg:height="10.584cm" svg:x="8.735cm" svg:y="-0.716cm"><text:p text:style-name="P45"><text:span text:style-name="T25">odd number using if else ++</text:span></text:p><text:p text:style-name="P46"/><text:p text:style-name="P47">echo -n "Enter a number:"</text:p><text:p text:style-name="P47">read n</text:p><text:p text:style-name="P47">echo -n "RESULT: "</text:p><text:p text:style-name="P48">if [ `expr $n % 2` == 0 ]</text:p><text:p text:style-name="P48">then</text:p><text:p text:style-name="P48"><text:span text:style-name="T26"><text:s text:c="8"/></text:span><text:span text:style-name="T26">echo "$n is even"</text:span></text:p><text:p text:style-name="P48">else</text:p><text:p text:style-name="P48"><text:span text:style-name="T26"><text:s text:c="8"/></text:span><text:span text:style-name="T26">echo "$n is Odd"</text:span></text:p><text:p text:style-name="P47">fi</text:p><draw:enhanced-geometry svg:viewBox="0 0 21600 21600" draw:type="rectangle" draw:enhanced-path="M 0 0 L 21600 0 21600 21600 0 21600 0 0 Z N"/></draw:custom-shape><text:soft-page-break/></text:p>
      <text:p text:style-name="P1"><text:span text:style-name="T15">print odd with forloop</text:span></text:p>
      <text:p text:style-name="P1"><text:span text:style-name="T15"/></text:p>
      <text:p text:style-name="P1">echo "enter the number "</text:p>
      <text:p text:style-name="P1">read n</text:p>
      <text:p text:style-name="P1">for(( i=1;i&lt;n;i=i+2))</text:p>
      <text:p text:style-name="P1">do</text:p>
      <text:p text:style-name="P1">echo $i</text:p>
      <text:p text:style-name="P1">done</text:p>
      <text:p text:style-name="P1">\</text:p>
      <text:p text:style-name="P1"/>
      <text:p text:style-name="P1"/>
      <text:p text:style-name="P1"/>
      <text:p text:style-name="P5">odd with do while</text:p>
      <text:p text:style-name="P1"/>
      <text:p text:style-name="P1">INDEX=0</text:p>
      <text:p text:style-name="P1">while [ $INDEX -lt 20 ]</text:p>
      <text:p text:style-name="P1">do</text:p>
      <text:p text:style-name="P1"><text:s text:c="2"/>REMAINDER=$(( $INDEX % 2 )) </text:p>
      <text:p text:style-name="P1"><text:s/>if [ $REMAINDER -ne 0 ]</text:p>
      <text:p text:style-name="P1"><text:s text:c="2"/>then</text:p>
      <text:p text:style-name="P1"><text:s text:c="4"/>echo $INDEX</text:p>
      <text:p text:style-name="P1"><text:s text:c="2"/>fi </text:p>
      <text:p text:style-name="P1"><text:s/>INDEX=$(($INDEX+1))</text:p>
      <text:p text:style-name="P1">don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amstrong using do while ++</text:p>
      <text:p text:style-name="P4">echo "Enter the number"<text:line-break/>read n<text:line-break/>function ams<text:line-break/>{<text:line-break/>t=$n<text:line-break/>s=0<text:line-break/>b=0<text:line-break/>c=10<text:line-break/>while [ $n -gt $b ]<text:line-break/>do<text:line-break/>r=$((n % c))<text:line-break/>i=$((r * r * r))<text:line-break/>s=$((s + i))<text:line-break/>n=$((n / c))<text:line-break/>doneecho enter n</text:p>
      <text:p text:style-name="P4">read n</text:p>
      <text:p text:style-name="P4">num=0</text:p>
      <text:p text:style-name="P4">while [ $n -gt 0 ]</text:p>
      <text:p text:style-name="P4">do</text:p>
      <text:p text:style-name="P4">num=$(expr $num \* 10)</text:p>
      <text:p text:style-name="P4">k=$(expr $n % 10)</text:p>
      <text:p text:style-name="P4">num=$(expr $num + $k)</text:p>
      <text:p text:style-name="P4">n=$(expr $n / 10)</text:p>
      <text:p text:style-name="P4">done</text:p>
      <text:p text:style-name="P4">echo number is $num<text:line-break/>echo $s<text:line-break/>if [ $s == $t ]<text:line-break/>then<text:line-break/>echo "Amstrong number"<text:line-break/>else<text:line-break/>echo "Not an Armstrong number"<text:line-break/>fi<text:line-break/>}<text:line-break/>result=`ams $n`<text:line-break/>echo "$result"</text:p>
      <text:p text:style-name="P1"/>
      <text:p text:style-name="P19"><text:span text:style-name="Source_20_Text"><text:span text:style-name="T2"/></text:span></text:p>
      <text:p text:style-name="P19"><text:span text:style-name="Source_20_Text"><text:span text:style-name="T3"/></text:span></text:p>
      <text:p text:style-name="P19"><text:span text:style-name="Source_20_Text"><text:span text:style-name="T3"/></text:span></text:p>
      <text:p text:style-name="P19"><text:span text:style-name="Source_20_Text"><text:span text:style-name="T3"/></text:span></text:p>
      <text:p text:style-name="P19"><text:span text:style-name="Source_20_Text"><text:span text:style-name="T3"/></text:span></text:p>
      <text:p text:style-name="P19"><text:soft-page-break/><text:span text:style-name="Source_20_Text"><text:span text:style-name="T3">prime with forloop</text:span></text:span><text:span text:style-name="Source_20_Text"><text:span text:style-name="T2"> </text:span></text:span></text:p>
      <text:p text:style-name="P19"><text:span text:style-name="Source_20_Text"><text:span text:style-name="T2"/></text:span></text:p>
      <text:p text:style-name="P19"><text:span text:style-name="Source_20_Text"><text:span text:style-name="T2">echo -e "Enter Number : \c"</text:span></text:span></text:p>
      <text:p text:style-name="P19"><text:span text:style-name="Source_20_Text"><text:span text:style-name="T2">read n</text:span></text:span></text:p>
      <text:p text:style-name="P19"><text:span text:style-name="Source_20_Text"><text:span text:style-name="T2">for((i=2; i&lt;=$n/2; i++))</text:span></text:span></text:p>
      <text:p text:style-name="P19"><text:span text:style-name="Source_20_Text"><text:span text:style-name="T2">do</text:span></text:span></text:p>
      <text:p text:style-name="P19"><text:span text:style-name="Source_20_Text"><text:span text:style-name="T2"><text:s text:c="2"/>ans=$(( n%i ))</text:span></text:span></text:p>
      <text:p text:style-name="P19"><text:span text:style-name="Source_20_Text"><text:span text:style-name="T2"><text:s text:c="2"/>if [ $ans -eq 0 ]</text:span></text:span></text:p>
      <text:p text:style-name="P19"><text:span text:style-name="Source_20_Text"><text:span text:style-name="T2"><text:s text:c="2"/>then</text:span></text:span></text:p>
      <text:p text:style-name="P19"><text:span text:style-name="Source_20_Text"><text:span text:style-name="T2"><text:s text:c="4"/>echo "$n is not a prime number."</text:span></text:span></text:p>
      <text:p text:style-name="P19"><text:span text:style-name="Source_20_Text"><text:span text:style-name="T2"><text:s text:c="4"/>exit 0</text:span></text:span></text:p>
      <text:p text:style-name="P19"><text:span text:style-name="Source_20_Text"><text:span text:style-name="T2"><text:s text:c="2"/>fi</text:span></text:span></text:p>
      <text:p text:style-name="P19"><text:span text:style-name="Source_20_Text"><text:span text:style-name="T2">done</text:span></text:span></text:p>
      <text:p text:style-name="P19"><text:span text:style-name="Source_20_Text"><text:span text:style-name="T2">echo "$n is a prime number."</text:span></text:span></text:p>
      <text:p text:style-name="P19"><text:span text:style-name="Source_20_Text"><text:span text:style-name="T2"/></text:span></text:p>
      <text:p text:style-name="P19"><text:span text:style-name="Source_20_Text"><text:span text:style-name="T2"/></text:span></text:p>
      <text:p text:style-name="P19"><text:span text:style-name="Source_20_Text"><text:span text:style-name="T2"/></text:span></text:p>
      <text:p text:style-name="P19"><text:span text:style-name="Source_20_Text"><text:span text:style-name="T2"/></text:span></text:p>
      <text:p text:style-name="P19"><text:span text:style-name="Source_20_Text"><text:span text:style-name="T3">largest using if elif ++</text:span></text:span></text:p>
      <text:p text:style-name="P19"><text:span text:style-name="Source_20_Text"><text:span text:style-name="T2"/></text:span></text:p>
      <text:p text:style-name="P19"><text:bookmark text:name="code"/><text:span text:style-name="Source_20_Text"><text:span text:style-name="T1">echo</text:span></text:span><text:span text:style-name="Source_20_Text"> </text:span><text:span text:style-name="Source_20_Text"><text:span text:style-name="T4">"Enter Num1"</text:span></text:span></text:p>
      <text:p text:style-name="P29"><text:span text:style-name="T1">read </text:span>num1</text:p>
      <text:p text:style-name="P29"><text:span text:style-name="T1">echo</text:span> <text:span text:style-name="T4">"Enter Num2"</text:span></text:p>
      <text:p text:style-name="P29"><text:span text:style-name="T1">read </text:span>num2</text:p>
      <text:p text:style-name="P29"><text:span text:style-name="T1">echo</text:span> <text:span text:style-name="T4">"Enter Num3"</text:span></text:p>
      <text:p text:style-name="P29"><text:span text:style-name="T1">read </text:span>num3</text:p>
      <text:p text:style-name="P29"/>
      <text:p text:style-name="P29"><text:span text:style-name="T6">if</text:span> <text:span text:style-name="T7">[</text:span> <text:span text:style-name="T9">$num1</text:span> -gt <text:span text:style-name="T9">$num2</text:span> <text:span text:style-name="T7">]</text:span> <text:span text:style-name="T7">&amp;&amp;</text:span> <text:span text:style-name="T7">[</text:span> <text:span text:style-name="T9">$num1</text:span> -gt <text:span text:style-name="T9">$num3</text:span> <text:span text:style-name="T7">]</text:span></text:p>
      <text:p text:style-name="P25">then</text:p>
      <text:p text:style-name="P29"><text:span text:style-name="T5"><text:s text:c="4"/></text:span><text:span text:style-name="T1">echo</text:span> <text:span text:style-name="T9">$num1</text:span></text:p>
      <text:p text:style-name="P29"><text:span text:style-name="T6">elif</text:span> <text:span text:style-name="T7">[</text:span> <text:span text:style-name="T9">$num2</text:span> -gt <text:span text:style-name="T9">$num1</text:span> <text:span text:style-name="T7">]</text:span> <text:span text:style-name="T7">&amp;&amp;</text:span> <text:span text:style-name="T7">[</text:span> <text:span text:style-name="T9">$num2</text:span> -gt <text:span text:style-name="T9">$num3</text:span> <text:span text:style-name="T7">]</text:span></text:p>
      <text:p text:style-name="P25">then</text:p>
      <text:p text:style-name="P29"><text:span text:style-name="T5"><text:s text:c="4"/></text:span><text:span text:style-name="T1">echo</text:span> <text:span text:style-name="T9">$num2</text:span></text:p>
      <text:p text:style-name="P25">else</text:p>
      <text:p text:style-name="P29"><text:span text:style-name="T5"><text:s text:c="4"/></text:span><text:span text:style-name="T1">echo</text:span> <text:span text:style-name="T9">$num3</text:span></text:p>
      <text:p text:style-name="P34">fi</text:p>
      <text:p text:style-name="P20"><text:span text:style-name="Source_20_Text"><text:span text:style-name="T15"/></text:span></text:p>
      <text:p text:style-name="P20"><text:span text:style-name="Source_20_Text"><text:span text:style-name="T15"/></text:span></text:p>
      <text:p text:style-name="P20"><text:soft-page-break/><text:span text:style-name="Source_20_Text"><text:span text:style-name="T15">palindrom</text:span></text:span></text:p>
      <text:p text:style-name="P12"><text:span text:style-name="Source_20_Text"><text:span text:style-name="T11">echo enter n</text:span></text:span></text:p>
      <text:p text:style-name="P12"><text:span text:style-name="Source_20_Text"><text:span text:style-name="T11">read n</text:span></text:span></text:p>
      <text:p text:style-name="P12"><text:span text:style-name="Source_20_Text"><text:span text:style-name="T11">num=0</text:span></text:span></text:p>
      <text:p text:style-name="P12"><text:span text:style-name="Source_20_Text"><text:span text:style-name="T11">on=$n</text:span></text:span></text:p>
      <text:p text:style-name="P12"><text:span text:style-name="Source_20_Text"><text:span text:style-name="T11">while [ $n -gt 0 ]</text:span></text:span></text:p>
      <text:p text:style-name="P12"><text:span text:style-name="Source_20_Text"><text:span text:style-name="T11">do</text:span></text:span></text:p>
      <text:p text:style-name="P12"><text:span text:style-name="Source_20_Text"><text:span text:style-name="T11">num=$(expr $num \* 10)</text:span></text:span></text:p>
      <text:p text:style-name="P12"><text:span text:style-name="Source_20_Text"><text:span text:style-name="T11">k=$(expr $n % 10)</text:span></text:span></text:p>
      <text:p text:style-name="P12"><text:span text:style-name="Source_20_Text"><text:span text:style-name="T11">num=$(expr $num + $k)</text:span></text:span></text:p>
      <text:p text:style-name="P12"><text:span text:style-name="Source_20_Text"><text:span text:style-name="T11">n=$(expr $n / 10)</text:span></text:span></text:p>
      <text:p text:style-name="P12"><text:span text:style-name="Source_20_Text"><text:span text:style-name="T11">done</text:span></text:span></text:p>
      <text:p text:style-name="P12"><text:span text:style-name="Source_20_Text"><text:span text:style-name="T11">if [ $num -eq $on ]</text:span></text:span></text:p>
      <text:p text:style-name="P12"><text:span text:style-name="Source_20_Text"><text:span text:style-name="T11">then</text:span></text:span></text:p>
      <text:p text:style-name="P12"><text:span text:style-name="Source_20_Text"><text:span text:style-name="T11">echo palindrome</text:span></text:span></text:p>
      <text:p text:style-name="P12"><text:span text:style-name="Source_20_Text"><text:span text:style-name="T11">else</text:span></text:span></text:p>
      <text:p text:style-name="P12"><text:span text:style-name="Source_20_Text"><text:span text:style-name="T11">echo not palindrome</text:span></text:span></text:p>
      <text:p text:style-name="P11"><text:span text:style-name="Source_20_Text">fi</text:span></text:p>
      <text:p text:style-name="P31"/>
      <text:p text:style-name="P31"/>
      <text:p text:style-name="P10">echo "Input the string without space"</text:p>
      <text:p text:style-name="P13">read str</text:p>
      <text:p text:style-name="P13">for i in $(seq 0 ${#str}) ; do</text:p>
      <text:p text:style-name="P13">revstr=${str:$i:1}$revstr</text:p>
      <text:p text:style-name="P13">done</text:p>
      <text:p text:style-name="P13">echo "The given string is " $str</text:p>
      <text:p text:style-name="P13">echo "Its reverse is " $revstr</text:p>
      <text:p text:style-name="P13">if [ "$str" = "$revstr" ]; then</text:p>
      <text:p text:style-name="P13">echo "It is a palindrome."</text:p>
      <text:p text:style-name="P13">else</text:p>
      <text:p text:style-name="P13">echo "It is not a palindrome."</text:p>
      <text:p text:style-name="P15">fi</text:p>
      <text:p text:style-name="Text_20_body"> </text:p>
      <text:p text:style-name="P31"/>
      <text:p text:style-name="P31"/>
      <text:p text:style-name="P31"/>
      <text:p text:style-name="P31"/>
      <text:p text:style-name="P31"/>
      <text:p text:style-name="P31"><text:span text:style-name="T15"/></text:p>
      <text:p text:style-name="P31"><text:soft-page-break/><text:span text:style-name="T15">find sum of n numbers do while loop</text:span></text:p>
      <text:p text:style-name="P27"><text:s text:c="2"/></text:p>
      <text:p text:style-name="P25"><text:span text:style-name="T4">echo "Enter Size(N)"</text:span></text:p>
      <text:p text:style-name="P25"><text:span text:style-name="T4">read N</text:span></text:p>
      <text:p text:style-name="P25"><text:span text:style-name="T4">i=1</text:span></text:p>
      <text:p text:style-name="P25"><text:span text:style-name="T4">sum=0</text:span></text:p>
      <text:p text:style-name="P25"><text:span text:style-name="T4">echo "Enter Numbers"</text:span></text:p>
      <text:p text:style-name="P25"><text:span text:style-name="T4">while [ $i -le $N ]</text:span></text:p>
      <text:p text:style-name="P25"><text:span text:style-name="T4">do</text:span></text:p>
      <text:p text:style-name="P25"><text:span text:style-name="T4"><text:s text:c="2"/>read num <text:s text:c="10"/></text:span></text:p>
      <text:p text:style-name="P25"><text:span text:style-name="T4"><text:s text:c="2"/>sum=$((sum + num)) </text:span></text:p>
      <text:p text:style-name="P25"><text:span text:style-name="T4"><text:s text:c="2"/>i=$((i + 1))</text:span></text:p>
      <text:p text:style-name="P25"><text:span text:style-name="T4">done</text:span></text:p>
      <text:p text:style-name="P25"><text:span text:style-name="T4">echo $sum</text:span></text:p>
      <text:p text:style-name="P32">shell script to find sum of n numbers using for loop</text:p>
      <text:p text:style-name="P27"><text:s text:c="2"/></text:p>
      <text:p text:style-name="P29"><text:span text:style-name="T1">echo</text:span> <text:span text:style-name="T4">"Enter Size(N)"</text:span></text:p>
      <text:p text:style-name="P29"><text:span text:style-name="T1">read </text:span>N</text:p>
      <text:p text:style-name="P29"><text:span text:style-name="T9">sum</text:span><text:span text:style-name="T7">=</text:span>0</text:p>
      <text:p text:style-name="P29"><text:span text:style-name="T1">echo</text:span> <text:span text:style-name="T4">"Enter Numbers"</text:span></text:p>
      <text:p text:style-name="P29"><text:span text:style-name="T6">for</text:span><text:span text:style-name="T7">((</text:span><text:span text:style-name="T9">i</text:span><text:span text:style-name="T7">=</text:span>1;i&lt;<text:span text:style-name="T7">=</text:span>N;i++<text:span text:style-name="T7">))</text:span></text:p>
      <text:p text:style-name="P25">do</text:p>
      <text:p text:style-name="P29"><text:span text:style-name="T5"><text:s text:c="2"/></text:span><text:span text:style-name="T1">read </text:span>num <text:s text:c="10"/></text:p>
      <text:p text:style-name="P29"><text:s text:c="2"/><text:span text:style-name="T9">sum</text:span><text:span text:style-name="T7">=</text:span><text:span text:style-name="T6">$((</text:span>sum <text:span text:style-name="T7">+</text:span> num<text:span text:style-name="T6">))</text:span> </text:p>
      <text:p text:style-name="P25">done</text:p>
      <text:p text:style-name="P37"><text:span text:style-name="T1">echo</text:span> <text:span text:style-name="T9">$sum <text:s text:c="6"/></text:span></text:p>
      <text:p text:style-name="P38"><text:span text:style-name="T9">(sum using array)</text:span></text:p>
      <text:p text:style-name="P37"><text:bookmark text:name="code1"/><text:span text:style-name="T10">arr</text:span><text:span text:style-name="T8">=(</text:span><text:span text:style-name="T14">10 20 30 40 50</text:span><text:span text:style-name="T8">)</text:span></text:p>
      <text:p text:style-name="P21"><text:span text:style-name="T9">sum</text:span><text:span text:style-name="T7">=</text:span>0</text:p>
      <text:p text:style-name="P21"><text:span text:style-name="T6">for </text:span>i in <text:span text:style-name="T6">${</text:span><text:span text:style-name="T9">arr</text:span>[@]<text:span text:style-name="T6">}</text:span></text:p>
      <text:p text:style-name="P26">do</text:p>
      <text:p text:style-name="P21"><text:span text:style-name="T5"><text:s text:c="4"/></text:span><text:span text:style-name="T9">sum</text:span><text:span text:style-name="T7">=</text:span><text:span text:style-name="T4">`</text:span>expr <text:span text:style-name="T9">$sum</text:span> + <text:span text:style-name="T9">$i</text:span><text:span text:style-name="T4">`</text:span></text:p>
      <text:p text:style-name="P22"><text:span text:style-name="T6">done</text:span><text:span text:style-name="T1">echo</text:span> <text:span text:style-name="T9">$sum</text:span></text:p>
      <text:list xml:id="list4180800381" text:style-name="L1">
        <text:list-header>
          <text:p text:style-name="P18"/>
        </text:list-header>
      </text:list>
      <text:p text:style-name="P3"><text:s/></text:p>
      <text:p text:style-name="P3"><text:soft-page-break/></text:p>
      <text:p text:style-name="P3"/>
      <text:p text:style-name="P3">fib using do while ++</text:p>
      <text:p text:style-name="P23"><text:span text:style-name="T13">a=0</text:span></text:p>
      <text:p text:style-name="P23"><text:span text:style-name="T13">b=1</text:span></text:p>
      <text:p text:style-name="P23"><text:span text:style-name="T13">d=0</text:span></text:p>
      <text:p text:style-name="P23"><text:span text:style-name="T13">echo <text:s/>"enter the number of elements"</text:span></text:p>
      <text:p text:style-name="P23"><text:span text:style-name="T13">read n</text:span></text:p>
      <text:p text:style-name="P23"><text:span text:style-name="T13">echo "$a"</text:span></text:p>
      <text:p text:style-name="P23"><text:span text:style-name="T13">echo "$b"</text:span></text:p>
      <text:p text:style-name="P23"><text:span text:style-name="T13">while((c&lt;n))</text:span></text:p>
      <text:p text:style-name="P23"><text:span text:style-name="T13">do</text:span></text:p>
      <text:p text:style-name="P23"><text:span text:style-name="T13">d=$((a+b))</text:span></text:p>
      <text:p text:style-name="P23"><text:span text:style-name="T13">echo "$d"</text:span></text:p>
      <text:p text:style-name="P23"><text:span text:style-name="T13">a=$b</text:span></text:p>
      <text:p text:style-name="P23"><text:span text:style-name="T13">b=$d</text:span></text:p>
      <text:p text:style-name="P23"><text:span text:style-name="T13">c=$((c+1))</text:span></text:p>
      <text:p text:style-name="P23"><text:span text:style-name="T13">done</text:span></text:p>
      <text:p text:style-name="P2"/>
      <text:p text:style-name="P1"/>
      <text:p text:style-name="P1">switch case prize program ++</text:p>
      <text:p text:style-name="P1"/>
      <text:p text:style-name="P8">echo "Enter your lucky number"</text:p>
      <text:p text:style-name="P7">read n</text:p>
      <text:p text:style-name="P7">case $n in</text:p>
      <text:p text:style-name="P7">101)</text:p>
      <text:p text:style-name="P7">echo echo "You got 1st prize" ;;</text:p>
      <text:p text:style-name="P7">510)</text:p>
      <text:p text:style-name="P7">echo "You got 2nd prize" ;;</text:p>
      <text:p text:style-name="P7">999)</text:p>
      <text:p text:style-name="P7">echo "You got 3rd prize" ;;</text:p>
      <text:p text:style-name="P7">*)</text:p>
      <text:p text:style-name="P7">echo "Sorry, try for the next time" ;;</text:p>
      <text:p text:style-name="P7">esac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text:span text:style-name="Source_20_Text"><text:span text:style-name="T12"><text:s/>reverse of number </text:span></text:span></text:p>
      <text:p text:style-name="P14">echo enter n</text:p>
      <text:p text:style-name="P14">read n</text:p>
      <text:p text:style-name="P14">num=0</text:p>
      <text:p text:style-name="P14">while [ $n -gt 0 ]</text:p>
      <text:p text:style-name="P14">do</text:p>
      <text:p text:style-name="P14">num=$(expr $num \* 10)</text:p>
      <text:p text:style-name="P14">k=$(expr $n % 10)</text:p>
      <text:p text:style-name="P14">num=$(expr $num + $k)</text:p>
      <text:p text:style-name="P14">n=$(expr $n / 10)</text:p>
      <text:p text:style-name="P14">done</text:p>
      <text:p text:style-name="P14">echo number is $num</text:p>
      <text:p text:style-name="P14"><draw:custom-shape text:anchor-type="paragraph" draw:z-index="2" draw:name="Shape3" draw:style-name="gr3" draw:text-style-name="P49" svg:width="10.849cm" svg:height="9.552cm" svg:x="7.019cm" svg:y="0.314cm"><text:p text:style-name="P45">echo "enter a: "</text:p><text:p text:style-name="P45">read a</text:p><text:p text:style-name="P45">echo "enter b: "</text:p><text:p text:style-name="P45">read b</text:p><text:p text:style-name="P45">echo "enter c: "</text:p><text:p text:style-name="P45">read c</text:p><text:p text:style-name="P45">if [ $a -le $b -a $a -le $c ]</text:p><text:p text:style-name="P45">then</text:p><text:p text:style-name="P45">echo "a is Smallest"</text:p><text:p text:style-name="P45">elif [ $b -le $c -a $b -le $a ]</text:p><text:p text:style-name="P45">then</text:p><text:p text:style-name="P45">echo "b is Smallest"</text:p><text:p text:style-name="P45">else</text:p><text:p text:style-name="P45">echo "c is Smallest"</text:p><text:p text:style-name="P45">fi</text:p><draw:enhanced-geometry svg:viewBox="0 0 21600 21600" draw:type="rectangle" draw:enhanced-path="M 0 0 L 21600 0 21600 21600 0 21600 0 0 Z N"/></draw:custom-shape></text:p>
      <text:p text:style-name="P17">print a pattern</text:p>
      <text:p text:style-name="P16">rows=4</text:p>
      <text:p text:style-name="P16">for((i=1; i&lt;=rows; i++))</text:p>
      <text:p text:style-name="P16">do</text:p>
      <text:p text:style-name="P16"><text:s text:c="2"/>for((j=1; j&lt;=i; j++))</text:p>
      <text:p text:style-name="P16"><text:s text:c="2"/>do</text:p>
      <text:p text:style-name="P16"><text:s text:c="4"/>echo -n "* "</text:p>
      <text:p text:style-name="P16"><text:s text:c="2"/>done</text:p>
      <text:p text:style-name="P16"><text:s text:c="2"/>echo</text:p>
      <text:p text:style-name="P16"/>
      <text:p text:style-name="P7">echo "---- EVEN OR ODD IN SHELL SCRIPT -----"</text:p>
      <text:p text:style-name="P7">echo -n "Enter a number:"</text:p>
      <text:p text:style-name="P7">read n</text:p>
      <text:p text:style-name="P7">echo -n "RESULT: "</text:p>
      <text:p text:style-name="P7">if [ `expr $n % 2` == 0 ]</text:p>
      <text:p text:style-name="P7">then</text:p>
      <text:p text:style-name="P7"><text:tab/>echo "$n is even"</text:p>
      <text:p text:style-name="P7">else</text:p>
      <text:p text:style-name="P7"><text:tab/>echo "$n is Odd"</text:p>
      <text:p text:style-name="P7">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, Courier"/>
    <style:font-face style:name="Courier New" svg:font-family="'Courier New', Courier, monospace"/>
    <style:font-face style:name="Lohit Devanagari1" svg:font-family="'Lohit Devanagari'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9T09:41:40.429615091</meta:creation-date>
    <dc:date>2022-07-19T14:05:20.931995402</dc:date>
    <meta:editing-duration>PT8M2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8" meta:paragraph-count="210" meta:word-count="651" meta:character-count="3128" meta:non-whitespace-character-count="2567"/>
  </office:meta>
</office:document-meta>
</file>